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Times New Roman" svg:font-family="'Times New Roman', Times, serif"/>
  </office:font-face-decls>
  <office:automatic-styles>
    <style:style style:name="P1" style:family="paragraph" style:parent-style-name="Standard">
      <style:text-properties officeooo:rsid="001c3994" officeooo:paragraph-rsid="001c3994"/>
    </style:style>
    <style:style style:name="P2" style:family="paragraph" style:parent-style-name="Standard">
      <style:text-properties officeooo:rsid="0022ba28" officeooo:paragraph-rsid="0022ba28"/>
    </style:style>
    <style:style style:name="P3" style:family="paragraph" style:parent-style-name="Standard">
      <style:text-properties officeooo:rsid="0022f36b" officeooo:paragraph-rsid="0022f36b"/>
    </style:style>
    <style:style style:name="P4" style:family="paragraph" style:parent-style-name="Standard" style:list-style-name="L1">
      <style:text-properties officeooo:rsid="001c3994" officeooo:paragraph-rsid="001c3994"/>
    </style:style>
    <style:style style:name="P5" style:family="paragraph" style:parent-style-name="Standard" style:list-style-name="L2">
      <style:text-properties officeooo:rsid="0023a962" officeooo:paragraph-rsid="0023a962"/>
    </style:style>
    <style:style style:name="P6" style:family="paragraph" style:parent-style-name="Standard" style:list-style-name="L2">
      <style:text-properties officeooo:rsid="0023e4c6" officeooo:paragraph-rsid="0023e4c6"/>
    </style:style>
    <style:style style:name="P7" style:family="paragraph" style:parent-style-name="Standard">
      <style:text-properties officeooo:rsid="0023a962" officeooo:paragraph-rsid="0023a962"/>
    </style:style>
    <style:style style:name="P8" style:family="paragraph" style:parent-style-name="Standard">
      <style:text-properties officeooo:rsid="0023e4c6" officeooo:paragraph-rsid="0023e4c6"/>
    </style:style>
    <style:style style:name="P9" style:family="paragraph" style:parent-style-name="Standard" style:list-style-name="L2">
      <style:text-properties officeooo:rsid="0023e4c6" officeooo:paragraph-rsid="00241fa2"/>
    </style:style>
    <style:style style:name="P10" style:family="paragraph" style:parent-style-name="Standard" style:list-style-name="L2">
      <style:text-properties officeooo:rsid="00241fa2" officeooo:paragraph-rsid="00241fa2"/>
    </style:style>
    <style:style style:name="P11" style:family="paragraph" style:parent-style-name="Standard">
      <style:text-properties officeooo:rsid="001c9ac6" officeooo:paragraph-rsid="001c9ac6"/>
    </style:style>
    <style:style style:name="P12" style:family="paragraph" style:parent-style-name="Standard" style:list-style-name="L3">
      <style:text-properties officeooo:rsid="001c9ac6" officeooo:paragraph-rsid="001c9ac6"/>
    </style:style>
    <style:style style:name="P13" style:family="paragraph" style:parent-style-name="Standard" style:list-style-name="L3">
      <style:text-properties fo:color="#000000" loext:opacity="100%" officeooo:rsid="001c9ac6" officeooo:paragraph-rsid="001c9ac6"/>
    </style:style>
    <style:style style:name="P14" style:family="paragraph" style:parent-style-name="Standard" style:list-style-name="L4">
      <style:text-properties officeooo:rsid="001c9ac6" officeooo:paragraph-rsid="001c9ac6"/>
    </style:style>
    <style:style style:name="P15" style:family="paragraph" style:parent-style-name="Standard">
      <style:paragraph-properties style:writing-mode="lr-tb"/>
      <style:text-properties officeooo:rsid="001c3994" officeooo:paragraph-rsid="001c9ac6"/>
    </style:style>
    <style:style style:name="P16" style:family="paragraph" style:parent-style-name="Standard">
      <style:paragraph-properties style:writing-mode="lr-tb"/>
      <style:text-properties officeooo:rsid="001ed7b8" officeooo:paragraph-rsid="001ed7b8"/>
    </style:style>
    <style:style style:name="T1" style:family="text">
      <style:text-properties officeooo:rsid="0022f36b"/>
    </style:style>
    <style:style style:name="T2" style:family="text">
      <style:text-properties officeooo:rsid="0023e4c6"/>
    </style:style>
    <style:style style:name="T3" style:family="text">
      <style:text-properties officeooo:rsid="0023a962"/>
    </style:style>
    <style:style style:name="T4" style:family="text">
      <style:text-properties officeooo:rsid="00241fa2"/>
    </style:style>
    <style:style style:name="T5" style:family="text">
      <style:text-properties officeooo:rsid="00209d5c"/>
    </style:style>
    <style:style style:name="T6" style:family="text">
      <style:text-properties officeooo:rsid="00228bf9"/>
    </style:style>
    <style:style style:name="T7" style:family="text">
      <style:text-properties officeooo:rsid="001eedb2"/>
    </style:style>
    <style:style style:name="T8" style:family="text">
      <style:text-properties officeooo:rsid="001c9ac6"/>
    </style:style>
    <style:style style:name="T9" style:family="text">
      <style:text-properties officeooo:rsid="001e86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Еремеев Александр Алексеевич</text:p>
      <text:p text:style-name="P1">Телефон: 7 999 199-13-82</text:p>
      <text:p text:style-name="P1">E-mail: <text:a xlink:type="simple" xlink:href="mailto:eremeev.1998@inbox.ru" text:style-name="Internet_20_link" text:visited-style-name="Visited_20_Internet_20_Link">eremeev.1998@inbox.ru</text:a></text:p>
      <text:p text:style-name="P2">Telegram:<text:span text:style-name="T1">@</text:span>Ermv_Jr</text:p>
      <text:p text:style-name="P1"/>
      <text:p text:style-name="P1">Образование: </text:p>
      <text:p text:style-name="P1">2016 — 2020 гг. — Чувашский государственный университет им. И.Н. Ульянова, факультет прикладной математики, физики и информационных технологий;</text:p>
      <text:p text:style-name="P1"/>
      <text:p text:style-name="P1">Опыт работы: </text:p>
      <text:p text:style-name="P1">2022 — 2024 гг. — Прокуратура Чувашской республики, главный специалист по защите информации отдела правовой статистики и технической защиты информации.</text:p>
      <text:p text:style-name="P3"/>
      <text:p text:style-name="P1">Должностные обязанности:</text:p>
      <text:list text:style-name="L1">
        <text:list-item>
          <text:p text:style-name="P4">исполнять функции администратора безопасности объектов информатизации, аттестованных по требованиям безопасности информации, содержащей сведения, составляющие государственную тайну;</text:p>
        </text:list-item>
        <text:list-item>
          <text:p text:style-name="P4">организовать доступ пользователей к автоматизированным рабочим местам, предназначенным для обработки информации, содержащей сведения, составляющие государственную тайну;</text:p>
        </text:list-item>
        <text:list-item>
          <text:p text:style-name="P4">анализировать эффективность мер защиты информации в прокуратуре республики и подчиненных прокуратурах;</text:p>
        </text:list-item>
        <text:list-item>
          <text:p text:style-name="P4">контролировать соблюдение порядка обработки конфиденциальной информации, в том числе информации ограниченного распространения, на средствах вычислительной техники;</text:p>
        </text:list-item>
        <text:list-item>
          <text:p text:style-name="P4">осуществлять визуальный контроль и проверку работоспособности средств активной защиты информации автоматизированных рабочих мест и выделенных помещений, предназначенных для обработки (обсуждения) информации, содержащей сведения, составляющие государственную тайну;</text:p>
        </text:list-item>
        <text:list-item>
          <text:p text:style-name="P4">осуществлять функции администратора безопасности регионального центра регистрации удостоверяющего центра Генеральной прокуратуры Российской Федерации;</text:p>
        </text:list-item>
        <text:list-item>
          <text:p text:style-name="P4">проводить обучение работников прокуратуры <text:span text:style-name="T2">республики</text:span> навыкам работы со средствами защиты информации, антивирусными программами.</text:p>
        </text:list-item>
      </text:list>
      <text:p text:style-name="P1"/>
      <text:p text:style-name="P1">Количественные показатели <text:span text:style-name="T3">(с момента устройства на должность)</text:span>:</text:p>
      <text:p text:style-name="P1"/>
      <text:list text:style-name="L2">
        <text:list-header>
          <text:p text:style-name="P5">За 2022 год </text:p>
        </text:list-header>
        <text:list-item>
          <text:p text:style-name="P5">2 выезда в районные прокуратуры Чувашской Республики, по соблюдению порядка обработки конфиденциальной информации, аттестации помещения и средства вычислительной техники</text:p>
        </text:list-item>
        <text:list-item>
          <text:p text:style-name="P5">Развертывание Kaspersky Security Center для компьютеров имеющих доступ к сети интернет</text:p>
        </text:list-item>
        <text:list-item>
          <text:p text:style-name="P6">Участие в обучении работников (семинарские занятия)</text:p>
        </text:list-item>
      </text:list>
      <text:p text:style-name="P7"/>
      <text:list text:continue-numbering="true" text:style-name="L2">
        <text:list-header>
          <text:p text:style-name="P5">За 2023 год</text:p>
        </text:list-header>
        <text:list-item>
          <text:p text:style-name="P5">Более 60 выездов в районные прокуратуры Чувашской Республики, в том числе по вопросам защиты информации, приема-передачи дел горрайспецпрокуроров, предоставлению доступа пользователей <text:span text:style-name="T2">к автоматизированным рабочим местам предназначенным для обработки конфиденциальной информации, в том числе ограниченного доступа</text:span></text:p>
        </text:list-item>
        <text:list-item>
          <text:p text:style-name="P6"><text:soft-page-break/>Обновление антивирусных баз в соответствии с приказами Генеральной прокуратуры Российской Федерации и ФСТЭК</text:p>
        </text:list-item>
        <text:list-item>
          <text:p text:style-name="P6">Установка и развертывание операционных систем Linux в районных прокуратурах Чувашской Республики</text:p>
        </text:list-item>
        <text:list-item>
          <text:p text:style-name="P6">Участие в обучении работников (семинарские занятия)</text:p>
        </text:list-item>
        <text:list-item>
          <text:p text:style-name="P6">Участие в аттестации выделенных помещений</text:p>
        </text:list-item>
      </text:list>
      <text:p text:style-name="P8"><text:tab/></text:p>
      <text:p text:style-name="P8"><text:tab/><text:span text:style-name="T4">За 2024 год</text:span></text:p>
      <text:list text:continue-numbering="true" text:style-name="L2">
        <text:list-item>
          <text:p text:style-name="P9">Обновление антивирусных баз в соответствии с приказами Генеральной прокуратуры Российской Федерации и ФСТЭК</text:p>
        </text:list-item>
        <text:list-item>
          <text:p text:style-name="P10">Участие в модернизации оборудования</text:p>
        </text:list-item>
        <text:list-item>
          <text:p text:style-name="P10">Предоставление доступа пользователей к автоматизированным рабоч им местам предназначенным для обработки конфиденциальной информации, в том числе ограниченного доступа</text:p>
        </text:list-item>
      </text:list>
      <text:p text:style-name="P7"/>
      <text:p text:style-name="P1"/>
      <text:p text:style-name="P11">Профессиональные навыки: </text:p>
      <text:p text:style-name="P11"/>
      <text:list text:style-name="L3">
        <text:list-item>
          <text:p text:style-name="P12">Опыт настройки и администрирования Linux (Astra linux (Debian), Alt <text:span text:style-name="T5">linux</text:span>)</text:p>
        </text:list-item>
        <text:list-item>
          <text:p text:style-name="P12">Работа с системами контроля версий Git<text:span text:style-name="T6">(git pull/push, clone, add, commit, branch, fetch, rebase, cherry-pick,)</text:span></text:p>
        </text:list-item>
        <text:list-item>
          <text:p text:style-name="P13"><text:span text:style-name="T7">Знакомство на начальном уровне с </text:span>CI/CD (Jenkins, GitLab CI/CD)</text:p>
        </text:list-item>
        <text:list-item>
          <text:p text:style-name="P12">Знакомство с инструментами мониторинга Prometheus</text:p>
        </text:list-item>
        <text:list-item>
          <text:p text:style-name="P12">Умение работать с контейнерами Docker, Kubernetes.</text:p>
        </text:list-item>
        <text:list-item>
          <text:p text:style-name="P12">Опыт написания скриптов на Bash, Python.</text:p>
        </text:list-item>
        <text:list-item>
          <text:p text:style-name="P12">Понимание основ сетевых технологий и протоколов.</text:p>
          <text:p text:style-name="P12"/>
        </text:list-item>
      </text:list>
      <text:p text:style-name="P11"/>
      <text:p text:style-name="P11">Личные качества :</text:p>
      <text:p text:style-name="P11"/>
      <text:list text:style-name="L4">
        <text:list-item>
          <text:p text:style-name="P14">Ответственность</text:p>
        </text:list-item>
        <text:list-item>
          <text:p text:style-name="P14">Аналитический склад ума</text:p>
        </text:list-item>
        <text:list-item>
          <text:p text:style-name="P14">Способность к самообучению</text:p>
        </text:list-item>
        <text:list-item>
          <text:p text:style-name="P14">Коммуникабельность</text:p>
        </text:list-item>
        <text:list-item>
          <text:p text:style-name="P14">Стрессоустойчивость</text:p>
        </text:list-item>
      </text:list>
      <text:p text:style-name="P11"/>
      <text:p text:style-name="P11">Дополнительная информация:</text:p>
      <text:p text:style-name="P11"/>
      <text:p text:style-name="P15">2023 г. — <text:span text:style-name="T8">Сертификат об участии </text:span>в практико-ориентированном обучении от университета Банка России;</text:p>
      <text:p text:style-name="P15"/>
      <text:p text:style-name="P15">2024 г. — <text:span text:style-name="T9">Свидетельство</text:span><text:span text:style-name="T8"> о прохождении </text:span>курс<text:span text:style-name="T8">а</text:span> на базе Политехнического университета СПБ «Администрирование ОС Альт. Часть 2»</text:p>
      <text:p text:style-name="P15"/>
      <text:p text:style-name="P16">2024 г. — Сертификат о прохождении курса Merion Academy «DevOps - инженер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XGW WenKai" svg:font-family="'LXGW WenKa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OpenSymbol" svg:font-family="OpenSymbol" style:font-charset="x-symbol"/>
    <style:font-face style:name="Roboto" svg:font-family="Roboto"/>
    <style:font-face style:name="Times New Roman" svg:font-family="'Times New Roman', Times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LXGW WenKai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LXGW WenKai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XGW WenKai" style:font-family-asian="'LXGW WenKai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9T11:56:58.196384184</meta:creation-date>
    <dc:date>2024-08-23T14:15:03.884092574</dc:date>
    <meta:editing-duration>PT1H43M28S</meta:editing-duration>
    <meta:editing-cycles>8</meta:editing-cycles>
    <meta:generator>LibreOffice/24.8.0.3$Linux_X86_64 LibreOffice_project/0bdf1299c94fe897b119f97f3c613e9dca6be583</meta:generator>
    <meta:document-statistic meta:table-count="0" meta:image-count="0" meta:object-count="0" meta:page-count="2" meta:paragraph-count="51" meta:word-count="461" meta:character-count="3845" meta:non-whitespace-character-count="3453"/>
  </office:meta>
</office:document-meta>
</file>